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ezifikation Tabellenexport</text:p>
      <text:p text:style-name="Standard"/>
      <text:p text:style-name="Standard">Idee: Ableitung des normalen Tabellenwidgets, welches zusätzlich Exportfunktionen bereitstellt. Diese sollten einfach (Button oder Rechtsklick) aufgerufen werden können.</text:p>
      <text:p text:style-name="Standard"/>
      <text:p text:style-name="Standard">Es erscheint ein Dialog mit Exportoptionen:</text:p>
      <text:list text:style-name="L1">
        <text:list-item>
          <text:p text:style-name="P1">Tabellenüberschriften mit Exportieren (x- und y-Achse getrennt), dann als Text</text:p>
        </text:list-item>
        <text:list-item>
          <text:p text:style-name="P1">Dateiformate:</text:p>
          <text:list>
            <text:list-item>
              <text:p text:style-name="P1">CSV / Excel : Texttrenner Anführungszeichen, Feldtrenner Semikolon, Zeilentrenner Umbruch</text:p>
            </text:list-item>
            <text:list-item>
              <text:p text:style-name="P1">MATLAB: Text nicht möglich! Format siehe Beispiel</text:p>
            </text:list-item>
          </text:list>
        </text:list-item>
        <text:list-item>
          <text:p text:style-name="P1">Datei selber auswählen</text:p>
        </text:list-item>
      </text:list>
      <text:p text:style-name="Standard"/>
      <text:p text:style-name="Standard"/>
      <text:p text:style-name="Standard"/>
      <text:p text:style-name="Standard">Spezifikation Graphenexport</text:p>
      <text:p text:style-name="Standard">Widget aus Qwt</text:p>
      <text:p text:style-name="Standard">Handling wie bei Tabellenexport</text:p>
      <text:p text:style-name="Standard">Exportoptionen:</text:p>
      <text:list text:style-name="L2">
        <text:list-item>
          <text:p text:style-name="P2">Grafikformat (nur falls mehrere einfach zu implementieren) PNG / SVG?</text:p>
        </text:list-item>
        <text:list-item>
          <text:p text:style-name="P2">Datei</text:p>
        </text:list-item>
        <text:list-item>
          <text:p text:style-name="P2">Ausmaße in Pixeln (wichtig!)</text:p>
        </text:list-item>
        <text:list-item>
          <text:p text:style-name="P2">Wenn's einfach ist („nice to have“): Schwarz-Weiß-Farbschema auswählbar (für Druck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ebastian Kempken</meta:initial-creator>
    <meta:creation-date>2007-03-01T10:43:16</meta:creation-date>
    <dc:creator>Sebastian Kempken</dc:creator>
    <dc:date>2007-03-01T10:51:21</dc:date>
    <dc:language>de-DE</dc:language>
    <meta:editing-cycles>2</meta:editing-cycles>
    <meta:editing-duration>PT8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92" meta:character-count="765"/>
  </office:meta>
</office:document-meta>
</file>